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1.90625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3.14854166666667cm"/>
    </style:style>
    <style:style style:name="co8" style:family="table-column">
      <style:table-column-properties fo:break-before="auto" style:column-width="7.3818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0.5833333333333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42.75pt" style:use-optimal-row-height="true" fo:break-before="auto"/>
    </style:style>
    <style:style style:name="ro7" style:family="table-row">
      <style:table-row-properties style:row-height="57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1" style:family="table-cell">
      <style:map style:condition="of:is-true-formula(NOT(ISERROR(SEARCH(&quot;Could Have&quot;;[.F1]))))" style:apply-style-name="cf3" style:base-cell-address="Requirements.F1"/>
      <style:map style:condition="of:is-true-formula(NOT(ISERROR(SEARCH(&quot;Should Have&quot;;[.F1]))))" style:apply-style-name="cf2" style:base-cell-address="Requirements.F1"/>
      <style:map style:condition="of:is-true-formula(NOT(ISERROR(SEARCH(&quot;Must Have&quot;;[.F1]))))" style:apply-style-name="cf1" style:base-cell-address="Requirements.F1"/>
      <style:map style:condition="of:is-true-formula(NOT(ISERROR(SEARCH(&quot;Must Have&quot;;[.F2]))))" style:apply-style-name="cf1" style:base-cell-address="Requirements.F2"/>
    </style:style>
    <style:style style:name="ce12" style:family="table-cell">
      <style:map style:condition="of:is-true-formula(NOT(ISERROR(SEARCH(&quot;Could Have&quot;;[.F1]))))" style:apply-style-name="cf3" style:base-cell-address="Requirements.F1"/>
      <style:map style:condition="of:is-true-formula(NOT(ISERROR(SEARCH(&quot;Should Have&quot;;[.F1]))))" style:apply-style-name="cf2" style:base-cell-address="Requirements.F1"/>
      <style:map style:condition="of:is-true-formula(NOT(ISERROR(SEARCH(&quot;Must Have&quot;;[.F1]))))" style:apply-style-name="cf1" style:base-cell-address="Requirements.F1"/>
    </style:style>
    <style:style style:name="ce1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NOT(ISERROR(SEARCH(&quot;Could Have&quot;;[.F1]))))" style:apply-style-name="cf3" style:base-cell-address="Requirements.F1"/>
      <style:map style:condition="of:is-true-formula(NOT(ISERROR(SEARCH(&quot;Should Have&quot;;[.F1]))))" style:apply-style-name="cf2" style:base-cell-address="Requirements.F1"/>
      <style:map style:condition="of:is-true-formula(NOT(ISERROR(SEARCH(&quot;Must Have&quot;;[.F1]))))" style:apply-style-name="cf1" style:base-cell-address="Requirements.F1"/>
    </style:style>
    <style:style style:name="ce14" style:family="table-cell">
      <style:map style:condition="of:is-true-formula(NOT(ISERROR(SEARCH(&quot;Could Have&quot;;[.F30]))))" style:apply-style-name="cf3" style:base-cell-address="Requirements.F30"/>
      <style:map style:condition="of:is-true-formula(NOT(ISERROR(SEARCH(&quot;Should Have&quot;;[.F30]))))" style:apply-style-name="cf2" style:base-cell-address="Requirements.F30"/>
      <style:map style:condition="of:is-true-formula(NOT(ISERROR(SEARCH(&quot;Must Have&quot;;[.F30]))))" style:apply-style-name="cf1" style:base-cell-address="Requirements.F30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ttendance Check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Choa, Jeremy Micah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Velasquez, Kenneth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Yao, Faneallrich Li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2016-2017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6-10-04T00:00:00" table:style-name="ce3">
            <text:p>10/4/2016</text:p>
          </table:table-cell>
          <table:table-cell office:value-type="string" table:style-name="ce4">
            <text:p>Jeremy Micah Choa</text:p>
          </table:table-cell>
          <table:table-cell office:value-type="float" office:value="1" table:style-name="ce5">
            <text:p>1.0</text:p>
          </table:table-cell>
          <table:table-cell office:value-type="string" table:style-name="ce4">
            <text:p>Initial Draft</text:p>
          </table:table-cell>
          <table:table-cell table:number-columns-repeated="16380"/>
        </table:table-row>
        <table:table-row table:style-name="ro1">
          <table:table-cell office:value-type="date" office:date-value="2016-10-11T00:00:00" table:style-name="ce3">
            <text:p>10/11/2016</text:p>
          </table:table-cell>
          <table:table-cell office:value-type="string" table:style-name="ce4">
            <text:p>Jeremy Micah Choa</text:p>
          </table:table-cell>
          <table:table-cell office:value-type="float" office:value="1.1000000000000001" table:style-name="ce5">
            <text:p>1.1</text:p>
          </table:table-cell>
          <table:table-cell office:value-type="string" table:style-name="ce4">
            <text:p>Added "5.0 Check Attendance," changed priority of some use cases</text:p>
          </table:table-cell>
          <table:table-cell table:number-columns-repeated="16380"/>
        </table:table-row>
        <table:table-row table:number-rows-repeated="3" table:style-name="ro1">
          <table:table-cell table:number-columns-repeated="2" table:style-name="ce4"/>
          <table:table-cell table:style-name="ce5"/>
          <table:table-cell table:style-name="ce4"/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Requirements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9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5" table:number-columns-repeated="16371" table:default-cell-style-name="ce1"/>
        <table:table-row table:style-name="ro4">
          <table:table-cell office:value-type="string" table:style-name="ce6">
            <text:p>RTM ID</text:p>
          </table:table-cell>
          <table:table-cell office:value-type="string" table:style-name="ce7">
            <text:p>Use Case No.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Scenario No</text:p>
          </table:table-cell>
          <table:table-cell office:value-type="string" table:style-name="ce7">
            <text:p>Scenario Description</text:p>
          </table:table-cell>
          <table:table-cell office:value-type="string" table:style-name="ce13">
            <text:p>Priority Status</text:p>
          </table:table-cell>
          <table:table-cell office:value-type="string" table:style-name="ce7">
            <text:p>Has Prototype?</text:p>
          </table:table-cell>
          <table:table-cell table:number-columns-repeated="3" table:style-name="ce8"/>
          <table:table-cell table:number-columns-repeated="3" table:style-name="ce6"/>
          <table:table-cell table:number-columns-repeated="16371"/>
        </table:table-row>
        <table:table-row table:style-name="ro5">
          <table:table-cell office:value-type="string" table:style-name="ce1">
            <text:p>AC-1.0-S1</text:p>
          </table:table-cell>
          <table:table-cell office:value-type="string" table:style-name="ce1">
            <text:p>Use Case 1.0</text:p>
          </table:table-cell>
          <table:table-cell office:value-type="string" table:style-name="ce9">
            <text:p>Maintain class: user should be able to create, edit, or delete classe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Create class</text:p>
          </table:table-cell>
          <table:table-cell office:value-type="string" table:content-validation-name="val1" table:style-name="ce11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1.0-S2</text:p>
          </table:table-cell>
          <table:table-cell office:value-type="string" table:style-name="ce1">
            <text:p><text:s/>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S2</text:p>
          </table:table-cell>
          <table:table-cell office:value-type="string" table:style-name="ce1">
            <text:p>Edit class</text:p>
          </table:table-cell>
          <table:table-cell office:value-type="string" table:content-validation-name="val1" table:style-name="ce12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1.0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Delete class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AC-1.1-S1</text:p>
          </table:table-cell>
          <table:table-cell office:value-type="string" table:style-name="ce1">
            <text:p>Use Case 1.1</text:p>
          </table:table-cell>
          <table:table-cell office:value-type="string" table:style-name="ce9">
            <text:p>Create class: user should be able to create a clas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creation of class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1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Failure to create class: duplicate name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AC-1.2-S1</text:p>
          </table:table-cell>
          <table:table-cell office:value-type="string" table:style-name="ce1">
            <text:p>Use Case 1.2</text:p>
          </table:table-cell>
          <table:table-cell office:value-type="string" table:style-name="ce9">
            <text:p>Delete class: user should be able to delete a clas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deletion of class</text:p>
          </table:table-cell>
          <table:table-cell office:value-type="string" table:style-name="ce12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">
            <text:p>AC-1.3-S1</text:p>
          </table:table-cell>
          <table:table-cell office:value-type="string" table:style-name="ce1">
            <text:p>Use Case 1.3</text:p>
          </table:table-cell>
          <table:table-cell office:value-type="string" table:style-name="ce9">
            <text:p>Edit class: user should be able to change a class's name and number of session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name change</text:p>
          </table:table-cell>
          <table:table-cell office:value-type="string" table:style-name="ce12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1.3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uccessful session number change</text:p>
          </table:table-cell>
          <table:table-cell office:value-type="string" table:style-name="ce12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1.3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Failure to edit class: duplicate name</text:p>
          </table:table-cell>
          <table:table-cell office:value-type="string" table:style-name="ce12">
            <text:p>Sh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">
            <text:p>AC-2.0-S1</text:p>
          </table:table-cell>
          <table:table-cell office:value-type="string" table:style-name="ce1">
            <text:p>Use Case 2.0</text:p>
          </table:table-cell>
          <table:table-cell office:value-type="string" table:style-name="ce9">
            <text:p>View class: user should be able to view a class's name, sessions, and students and their attendance statu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viewing of existing class</text:p>
          </table:table-cell>
          <table:table-cell office:value-type="string" table:style-name="ce12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2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how nothing: no class exists to be viewed</text:p>
          </table:table-cell>
          <table:table-cell office:value-type="string" table:style-name="ce12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6">
          <table:table-cell office:value-type="string" table:style-name="ce1">
            <text:p>AC-3.0-S1</text:p>
          </table:table-cell>
          <table:table-cell office:value-type="string" table:style-name="ce1">
            <text:p>Use Case 3.0</text:p>
          </table:table-cell>
          <table:table-cell office:value-type="string" table:style-name="ce9">
            <text:p>Maintain student: within a class, user should be able to add, edit, and delete student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Add student</text:p>
          </table:table-cell>
          <table:table-cell office:value-type="string" table:style-name="ce12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3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Edit student</text:p>
          </table:table-cell>
          <table:table-cell office:value-type="string" table:style-name="ce12">
            <text:p>Must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3.0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Delete student</text:p>
          </table:table-cell>
          <table:table-cell office:value-type="string" table:style-name="ce12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">
            <text:p>AC-3.1-S1</text:p>
          </table:table-cell>
          <table:table-cell office:value-type="string" table:style-name="ce1">
            <text:p>Use Case 3.1</text:p>
          </table:table-cell>
          <table:table-cell office:value-type="string" table:style-name="ce9">
            <text:p>Add student: user should be able to add a student as part of a clas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adding of student</text:p>
          </table:table-cell>
          <table:table-cell office:value-type="string" table:style-name="ce12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C-3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Failure to add student: duplicate unique ID</text:p>
          </table:table-cell>
          <table:table-cell office:value-type="string" table:style-name="ce12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3.1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Failure to add student: duplicate contact detail</text:p>
          </table:table-cell>
          <table:table-cell office:value-type="string" table:style-name="ce12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1">
            <text:p>AC-3.2-S1</text:p>
          </table:table-cell>
          <table:table-cell office:value-type="string" table:style-name="ce1">
            <text:p>Use Case 3.2</text:p>
          </table:table-cell>
          <table:table-cell office:value-type="string" table:style-name="ce9">
            <text:p>Delete student: user should be able to delete a student from their clas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deletion of student</text:p>
          </table:table-cell>
          <table:table-cell office:value-type="string" table:style-name="ce12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1">
            <text:p>AC-3.3-S1</text:p>
          </table:table-cell>
          <table:table-cell office:value-type="string" table:style-name="ce1">
            <text:p>Use Case 3.3</text:p>
          </table:table-cell>
          <table:table-cell office:value-type="string" table:style-name="ce9">
            <text:p>Edit student: user should be able to change a student's name, unique ID, contact detail, and class attendance statu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change of student name</text:p>
          </table:table-cell>
          <table:table-cell office:value-type="string" table:style-name="ce12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3.3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uccessful change of student unique ID</text:p>
          </table:table-cell>
          <table:table-cell office:value-type="string" table:style-name="ce12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3.3-S3</text:p>
          </table:table-cell>
          <table:table-cell table:style-name="ce1"/>
          <table:table-cell table:style-name="ce9"/>
          <table:table-cell office:value-type="string" table:style-name="ce10">
            <text:p>S3</text:p>
          </table:table-cell>
          <table:table-cell office:value-type="string" table:style-name="ce1">
            <text:p>Successful change of student contact detail</text:p>
          </table:table-cell>
          <table:table-cell office:value-type="string" table:style-name="ce12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3.3-S4</text:p>
          </table:table-cell>
          <table:table-cell table:style-name="ce1"/>
          <table:table-cell table:style-name="ce9"/>
          <table:table-cell office:value-type="string" table:style-name="ce10">
            <text:p>S4</text:p>
          </table:table-cell>
          <table:table-cell office:value-type="string" table:style-name="ce1">
            <text:p>Failed to edit student: duplicate unique ID</text:p>
          </table:table-cell>
          <table:table-cell office:value-type="string" table:style-name="ce12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3.3-S5</text:p>
          </table:table-cell>
          <table:table-cell table:style-name="ce1"/>
          <table:table-cell table:style-name="ce9"/>
          <table:table-cell office:value-type="string" table:style-name="ce10">
            <text:p>S5</text:p>
          </table:table-cell>
          <table:table-cell office:value-type="string" table:style-name="ce1">
            <text:p>Failed to edit student: duplicate contact detail</text:p>
          </table:table-cell>
          <table:table-cell office:value-type="string" table:style-name="ce12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3.3-S6</text:p>
          </table:table-cell>
          <table:table-cell table:style-name="ce1"/>
          <table:table-cell table:style-name="ce9"/>
          <table:table-cell office:value-type="string" table:style-name="ce10">
            <text:p>S6</text:p>
          </table:table-cell>
          <table:table-cell office:value-type="string" table:style-name="ce1">
            <text:p>Successful change of student attendance status</text:p>
          </table:table-cell>
          <table:table-cell office:value-type="string" table:style-name="ce12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7">
          <table:table-cell office:value-type="string" table:style-name="ce1">
            <text:p>AC-4.0-S1</text:p>
          </table:table-cell>
          <table:table-cell office:value-type="string" table:style-name="ce1">
            <text:p>Use Case 4.0</text:p>
          </table:table-cell>
          <table:table-cell office:value-type="string" table:style-name="ce9">
            <text:p>View student: user should be able to view a student's name, unique ID, contact detail, and attendance status in viewed clas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viewing of existing student</text:p>
          </table:table-cell>
          <table:table-cell office:value-type="string" table:style-name="ce12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4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how nothing: no student exists to be viewed</text:p>
          </table:table-cell>
          <table:table-cell office:value-type="string" table:style-name="ce12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6">
          <table:table-cell office:value-type="string" table:style-name="ce1">
            <text:p>AC-4.1-S1</text:p>
          </table:table-cell>
          <table:table-cell office:value-type="string" table:style-name="ce1">
            <text:p>Use Case 4.1</text:p>
          </table:table-cell>
          <table:table-cell office:value-type="string" table:style-name="ce9">
            <text:p>Send warning to student: user should be able to send a message to student regarding their attendance in their class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sending of message to student's contact detail</text:p>
          </table:table-cell>
          <table:table-cell office:value-type="string" table:style-name="ce12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C-4.1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Failure to send warning: invalid contact detail</text:p>
          </table:table-cell>
          <table:table-cell office:value-type="string" table:style-name="ce12">
            <text:p>Could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6">
          <table:table-cell office:value-type="string" table:style-name="ce1">
            <text:p>AC-5.0-S1</text:p>
          </table:table-cell>
          <table:table-cell office:value-type="string" table:style-name="ce1">
            <text:p>Use Case 5.0</text:p>
          </table:table-cell>
          <table:table-cell office:value-type="string" table:style-name="ce9">
            <text:p>Check attendance: user should be able to view the class attendance for the class session</text:p>
          </table:table-cell>
          <table:table-cell office:value-type="string" table:style-name="ce10">
            <text:p>S1</text:p>
          </table:table-cell>
          <table:table-cell office:value-type="string" table:style-name="ce1">
            <text:p>Successful viewing of lists of present and absent students</text:p>
          </table:table-cell>
          <table:table-cell office:value-type="string" table:style-name="ce14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style-name="ro8">
          <table:table-cell office:value-type="string" table:style-name="ce1">
            <text:p>AC-5.0-S2</text:p>
          </table:table-cell>
          <table:table-cell table:style-name="ce1"/>
          <table:table-cell table:style-name="ce9"/>
          <table:table-cell office:value-type="string" table:style-name="ce10">
            <text:p>S2</text:p>
          </table:table-cell>
          <table:table-cell office:value-type="string" table:style-name="ce1">
            <text:p>Show nothing: no students exist</text:p>
          </table:table-cell>
          <table:table-cell office:value-type="string" table:style-name="ce14">
            <text:p>Must Have</text:p>
          </table:table-cell>
          <table:table-cell office:value-type="string" table:style-name="ce10">
            <text:p>no</text:p>
          </table:table-cell>
          <table:table-cell table:number-columns-repeated="16377"/>
        </table:table-row>
        <table:table-row table:number-rows-repeated="1048545" table:style-name="ro8">
          <table:table-cell table:number-columns-repeated="5"/>
          <table:table-cell table:style-name="ce12"/>
          <table:table-cell table:number-columns-repeated="16378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>
      <style:table-cell-properties fo:background-color="#C6EFCE"/>
      <style:text-properties fo:color="#006100"/>
    </style:style>
    <style:style style:name="cf2" style:family="table-cell">
      <style:table-cell-properties fo:background-color="#FFEB9C"/>
      <style:text-properties fo:color="#9C6500"/>
    </style:style>
    <style:style style:name="cf3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user</dc:creator>
    <meta:creation-date>2014-10-28T09:19:00Z</meta:creation-date>
    <dc:date>2016-10-11T09:21:18Z</dc:date>
    <meta:print-date>2016-10-04T09:19:52Z</meta:print-date>
    <meta:editing-cycles>5</meta:editing-cycles>
    <meta:editing-duration>PT1977S</meta:editing-duration>
  </office:meta>
</office:document-meta>
</file>